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ManagerDataSource.DriverManagerDataSource( String url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riverManagerDataSource.DriverManagerDataSourc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ManagerDataSource.DriverManagerDataSource( String url , Properties con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ManagerDataSource.setDriverClassName( String driver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riverManagerDataSource.getConnectionFromDriver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riverManagerDataSource.getConnectionFromDriverManager( String url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ManagerDataSource.DriverManager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